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.exceptionToString( Throwable the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.replace( String theBaseString , char theChar , String theNew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ringUtil.filterStackTrace( String theStackTrace , String [ ] theFilterPatter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ringUtil.exceptionToString( Throwable theThrowable , String [ ] theFilter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.filterLine( String theLine , String [ ] theFilter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